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2311904</text:p>
          </table:table-cell>
          <table:table-cell office:value-type="string" calcext:value-type="string">
            <text:p>2024-0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1092" calcext:value-type="float">
            <text:p>64.510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1904</text:p>
          </table:table-cell>
          <table:table-cell office:value-type="string" calcext:value-type="string">
            <text:p>2023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7564" calcext:value-type="float">
            <text:p>64.175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1904</text:p>
          </table:table-cell>
          <table:table-cell office:value-type="string" calcext:value-type="string">
            <text:p>2022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7564" calcext:value-type="float">
            <text:p>64.175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1904</text:p>
          </table:table-cell>
          <table:table-cell office:value-type="string" calcext:value-type="string">
            <text:p>2021-0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00024" calcext:value-type="float">
            <text:p>64.200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1904</text:p>
          </table:table-cell>
          <table:table-cell office:value-type="string" calcext:value-type="string">
            <text:p>2020-0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2992" calcext:value-type="float">
            <text:p>64.12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1904</text:p>
          </table:table-cell>
          <table:table-cell office:value-type="string" calcext:value-type="string">
            <text:p>2019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43992" calcext:value-type="float">
            <text:p>63.943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1904</text:p>
          </table:table-cell>
          <table:table-cell office:value-type="string" calcext:value-type="string">
            <text:p>2018-0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2888" calcext:value-type="float">
            <text:p>63.42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1904</text:p>
          </table:table-cell>
          <table:table-cell office:value-type="string" calcext:value-type="string">
            <text:p>2017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44248" calcext:value-type="float">
            <text:p>62.944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1904</text:p>
          </table:table-cell>
          <table:table-cell office:value-type="string" calcext:value-type="string">
            <text:p>2016-0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14936" calcext:value-type="float">
            <text:p>63.114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1904</text:p>
          </table:table-cell>
          <table:table-cell office:value-type="string" calcext:value-type="string">
            <text:p>2014-12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76352" calcext:value-type="float">
            <text:p>63.776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1904</text:p>
          </table:table-cell>
          <table:table-cell office:value-type="string" calcext:value-type="string">
            <text:p>2013-1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08712" calcext:value-type="float">
            <text:p>63.60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1904</text:p>
          </table:table-cell>
          <table:table-cell office:value-type="string" calcext:value-type="string">
            <text:p>2013-0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80824" calcext:value-type="float">
            <text:p>62.980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1904</text:p>
          </table:table-cell>
          <table:table-cell office:value-type="string" calcext:value-type="string">
            <text:p>2012-0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71224" calcext:value-type="float">
            <text:p>62.371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1904</text:p>
          </table:table-cell>
          <table:table-cell office:value-type="string" calcext:value-type="string">
            <text:p>2010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362" calcext:value-type="float">
            <text:p>61.03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1904</text:p>
          </table:table-cell>
          <table:table-cell office:value-type="string" calcext:value-type="string">
            <text:p>2010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18624" calcext:value-type="float">
            <text:p>60.618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1904</text:p>
          </table:table-cell>
          <table:table-cell office:value-type="string" calcext:value-type="string">
            <text:p>2009-0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55456" calcext:value-type="float">
            <text:p>59.655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1904</text:p>
          </table:table-cell>
          <table:table-cell office:value-type="string" calcext:value-type="string">
            <text:p>2008-0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50072" calcext:value-type="float">
            <text:p>59.250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1904</text:p>
          </table:table-cell>
          <table:table-cell office:value-type="string" calcext:value-type="string">
            <text:p>2006-10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83856" calcext:value-type="float">
            <text:p>58.28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1904</text:p>
          </table:table-cell>
          <table:table-cell office:value-type="string" calcext:value-type="string">
            <text:p>1961-0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76" calcext:value-type="float">
            <text:p>36.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5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31" meta:object-count="0"/>
    <meta:user-defined meta:name="AppVersion">3.0</meta:user-defined>
  </office:meta>
</office:document-meta>
</file>